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Country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6" office:value-type="float" office:value="4.35029854990047" calcext:value-type="float">
            <text:p>4.35029854990047</text:p>
          </table:table-cell>
          <table:table-cell table:style-name="ce6" office:value-type="float" office:value="1.77111716621252" calcext:value-type="float">
            <text:p>1.77111716621252</text:p>
          </table:table-cell>
          <table:table-cell table:style-name="ce6" office:value-type="float" office:value="2.91834002677376" calcext:value-type="float">
            <text:p>2.91834002677376</text:p>
          </table:table-cell>
          <table:table-cell table:style-name="ce6" office:value-type="float" office:value="3.30385015608744" calcext:value-type="float">
            <text:p>3.30385015608744</text:p>
          </table:table-cell>
          <table:table-cell table:style-name="ce6" office:value-type="float" office:value="1.76278015613193" calcext:value-type="float">
            <text:p>1.76278015613193</text:p>
          </table:table-cell>
          <table:table-cell table:style-name="ce6" office:value-type="float" office:value="2.44988864142539" calcext:value-type="float">
            <text:p>2.44988864142539</text:p>
          </table:table-cell>
          <table:table-cell table:style-name="ce6" office:value-type="float" office:value="2.48792270531403" calcext:value-type="float">
            <text:p>2.48792270531403</text:p>
          </table:table-cell>
          <table:table-cell table:style-name="ce6" office:value-type="float" office:value="1.50836672165921" calcext:value-type="float">
            <text:p>1.50836672165921</text:p>
          </table:table-cell>
          <table:table-cell table:style-name="ce6" office:value-type="float" office:value="1.27699094497328" calcext:value-type="float">
            <text:p>1.27699094497328</text:p>
          </table:table-cell>
          <table:table-cell table:style-name="ce6" office:value-type="float" office:value="1.94864740944522" calcext:value-type="float">
            <text:p>1.9486474094452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6" office:value-type="float" office:value="3.21595022953491" calcext:value-type="float">
            <text:p>3.21595022953491</text:p>
          </table:table-cell>
          <table:table-cell table:style-name="ce6" office:value-type="float" office:value="0.506308350120954" calcext:value-type="float">
            <text:p>0.506308350120954</text:p>
          </table:table-cell>
          <table:table-cell table:style-name="ce6" office:value-type="float" office:value="1.81353628033681" calcext:value-type="float">
            <text:p>1.81353628033681</text:p>
          </table:table-cell>
          <table:table-cell table:style-name="ce6" office:value-type="float" office:value="3.28658197365512" calcext:value-type="float">
            <text:p>3.28658197365512</text:p>
          </table:table-cell>
          <table:table-cell table:style-name="ce6" office:value-type="float" office:value="2.48567352860068" calcext:value-type="float">
            <text:p>2.48567352860068</text:p>
          </table:table-cell>
          <table:table-cell table:style-name="ce6" office:value-type="float" office:value="2.00015891157196" calcext:value-type="float">
            <text:p>2.00015891157196</text:p>
          </table:table-cell>
          <table:table-cell table:style-name="ce6" office:value-type="float" office:value="1.60580414549751" calcext:value-type="float">
            <text:p>1.60580414549751</text:p>
          </table:table-cell>
          <table:table-cell table:style-name="ce6" office:value-type="float" office:value="0.896565315628228" calcext:value-type="float">
            <text:p>0.896565315628228</text:p>
          </table:table-cell>
          <table:table-cell table:style-name="ce6" office:value-type="float" office:value="0.891592367302732" calcext:value-type="float">
            <text:p>0.891592367302732</text:p>
          </table:table-cell>
          <table:table-cell table:style-name="ce6" office:value-type="float" office:value="2.08126858275521" calcext:value-type="float">
            <text:p>2.081268582755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6" office:value-type="float" office:value="4.48944420508401" calcext:value-type="float">
            <text:p>4.48944420508401</text:p>
          </table:table-cell>
          <table:table-cell table:style-name="ce6" office:value-type="float" office:value="-0.0531456741253762" calcext:value-type="float">
            <text:p>-0.053145674125376</text:p>
          </table:table-cell>
          <table:table-cell table:style-name="ce6" office:value-type="float" office:value="2.18929920422458" calcext:value-type="float">
            <text:p>2.18929920422458</text:p>
          </table:table-cell>
          <table:table-cell table:style-name="ce6" office:value-type="float" office:value="3.53208210722744" calcext:value-type="float">
            <text:p>3.53208210722744</text:p>
          </table:table-cell>
          <table:table-cell table:style-name="ce6" office:value-type="float" office:value="2.83966343445897" calcext:value-type="float">
            <text:p>2.83966343445897</text:p>
          </table:table-cell>
          <table:table-cell table:style-name="ce6" office:value-type="float" office:value="1.11309594027537" calcext:value-type="float">
            <text:p>1.11309594027537</text:p>
          </table:table-cell>
          <table:table-cell table:style-name="ce6" office:value-type="float" office:value="0.340002833356965" calcext:value-type="float">
            <text:p>0.340002833356965</text:p>
          </table:table-cell>
          <table:table-cell table:style-name="ce6" office:value-type="float" office:value="0.561429152790106" calcext:value-type="float">
            <text:p>0.561429152790106</text:p>
          </table:table-cell>
          <table:table-cell table:style-name="ce6" office:value-type="float" office:value="1.97385264653172" calcext:value-type="float">
            <text:p>1.97385264653172</text:p>
          </table:table-cell>
          <table:table-cell table:style-name="ce6" office:value-type="float" office:value="2.12597086002609" calcext:value-type="float">
            <text:p>2.125970860026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zil</text:p>
          </table:table-cell>
          <table:table-cell table:style-name="ce6" office:value-type="float" office:value="5.67859390284171" calcext:value-type="float">
            <text:p>5.67859390284171</text:p>
          </table:table-cell>
          <table:table-cell table:style-name="ce6" office:value-type="float" office:value="4.88803479876804" calcext:value-type="float">
            <text:p>4.88803479876804</text:p>
          </table:table-cell>
          <table:table-cell table:style-name="ce6" office:value-type="float" office:value="5.03872690108066" calcext:value-type="float">
            <text:p>5.03872690108066</text:p>
          </table:table-cell>
          <table:table-cell table:style-name="ce6" office:value-type="float" office:value="6.63636935253204" calcext:value-type="float">
            <text:p>6.63636935253204</text:p>
          </table:table-cell>
          <table:table-cell table:style-name="ce6" office:value-type="float" office:value="5.40355339056006" calcext:value-type="float">
            <text:p>5.40355339056006</text:p>
          </table:table-cell>
          <table:table-cell table:style-name="ce6" office:value-type="float" office:value="6.20433594839825" calcext:value-type="float">
            <text:p>6.20433594839825</text:p>
          </table:table-cell>
          <table:table-cell table:style-name="ce6" office:value-type="float" office:value="6.32915222712776" calcext:value-type="float">
            <text:p>6.32915222712776</text:p>
          </table:table-cell>
          <table:table-cell table:style-name="ce6" office:value-type="float" office:value="9.0298071857749" calcext:value-type="float">
            <text:p>9.0298071857749</text:p>
          </table:table-cell>
          <table:table-cell table:style-name="ce6" office:value-type="float" office:value="8.73912829959879" calcext:value-type="float">
            <text:p>8.73912829959879</text:p>
          </table:table-cell>
          <table:table-cell table:style-name="ce6" office:value-type="float" office:value="3.44636783234738" calcext:value-type="float">
            <text:p>3.4463678323473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nada</text:p>
          </table:table-cell>
          <table:table-cell table:style-name="ce6" office:value-type="float" office:value="2.37027067444294" calcext:value-type="float">
            <text:p>2.37027067444294</text:p>
          </table:table-cell>
          <table:table-cell table:style-name="ce6" office:value-type="float" office:value="0.299466803009284" calcext:value-type="float">
            <text:p>0.299466803009284</text:p>
          </table:table-cell>
          <table:table-cell table:style-name="ce6" office:value-type="float" office:value="1.77687154092629" calcext:value-type="float">
            <text:p>1.77687154092629</text:p>
          </table:table-cell>
          <table:table-cell table:style-name="ce6" office:value-type="float" office:value="2.91213508872355" calcext:value-type="float">
            <text:p>2.91213508872355</text:p>
          </table:table-cell>
          <table:table-cell table:style-name="ce6" office:value-type="float" office:value="1.51567823124521" calcext:value-type="float">
            <text:p>1.51567823124521</text:p>
          </table:table-cell>
          <table:table-cell table:style-name="ce6" office:value-type="float" office:value="0.93829189781521" calcext:value-type="float">
            <text:p>0.93829189781521</text:p>
          </table:table-cell>
          <table:table-cell table:style-name="ce6" office:value-type="float" office:value="1.90663590717873" calcext:value-type="float">
            <text:p>1.90663590717873</text:p>
          </table:table-cell>
          <table:table-cell table:style-name="ce6" office:value-type="float" office:value="1.12524136094279" calcext:value-type="float">
            <text:p>1.12524136094279</text:p>
          </table:table-cell>
          <table:table-cell table:style-name="ce6" office:value-type="float" office:value="1.4287595470108" calcext:value-type="float">
            <text:p>1.4287595470108</text:p>
          </table:table-cell>
          <table:table-cell table:style-name="ce6" office:value-type="float" office:value="1.5968841285297" calcext:value-type="float">
            <text:p>1.59688412852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na, P.R.: Hong Kong</text:p>
          </table:table-cell>
          <table:table-cell table:style-name="ce6" office:value-type="float" office:value="4.29649065267302" calcext:value-type="float">
            <text:p>4.29649065267302</text:p>
          </table:table-cell>
          <table:table-cell table:style-name="ce6" office:value-type="float" office:value="0.576519916142576" calcext:value-type="float">
            <text:p>0.576519916142576</text:p>
          </table:table-cell>
          <table:table-cell table:style-name="ce6" office:value-type="float" office:value="2.31370505471598" calcext:value-type="float">
            <text:p>2.31370505471598</text:p>
          </table:table-cell>
          <table:table-cell table:style-name="ce6" office:value-type="float" office:value="5.27656106753591" calcext:value-type="float">
            <text:p>5.27656106753591</text:p>
          </table:table-cell>
          <table:table-cell table:style-name="ce6" office:value-type="float" office:value="4.06386066763425" calcext:value-type="float">
            <text:p>4.06386066763425</text:p>
          </table:table-cell>
          <table:table-cell table:style-name="ce6" office:value-type="float" office:value="4.32357043235704" calcext:value-type="float">
            <text:p>4.32357043235704</text:p>
          </table:table-cell>
          <table:table-cell table:style-name="ce6" office:value-type="float" office:value="4.4385026737968" calcext:value-type="float">
            <text:p>4.4385026737968</text:p>
          </table:table-cell>
          <table:table-cell table:style-name="ce6" office:value-type="float" office:value="2.99539170506913" calcext:value-type="float">
            <text:p>2.99539170506913</text:p>
          </table:table-cell>
          <table:table-cell table:style-name="ce6" office:value-type="float" office:value="2.41113596818294" calcext:value-type="float">
            <text:p>2.41113596818294</text:p>
          </table:table-cell>
          <table:table-cell table:style-name="ce6" office:value-type="float" office:value="1.48058252427183" calcext:value-type="float">
            <text:p>1.480582524271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na, P.R.: Mainland</text:p>
          </table:table-cell>
          <table:table-cell table:style-name="ce6" office:value-type="float" office:value="5.9252552887092" calcext:value-type="float">
            <text:p>5.9252552887092</text:p>
          </table:table-cell>
          <table:table-cell table:style-name="ce6" office:value-type="float" office:value="-0.728171334173071" calcext:value-type="float">
            <text:p>-0.728171334173071</text:p>
          </table:table-cell>
          <table:table-cell table:style-name="ce6" office:value-type="float" office:value="3.17532798075574" calcext:value-type="float">
            <text:p>3.17532798075574</text:p>
          </table:table-cell>
          <table:table-cell table:style-name="ce6" office:value-type="float" office:value="5.55389705904324" calcext:value-type="float">
            <text:p>5.55389705904324</text:p>
          </table:table-cell>
          <table:table-cell table:style-name="ce6" office:value-type="float" office:value="2.61952616488542" calcext:value-type="float">
            <text:p>2.61952616488542</text:p>
          </table:table-cell>
          <table:table-cell table:style-name="ce6" office:value-type="float" office:value="2.62104902701091" calcext:value-type="float">
            <text:p>2.62104902701091</text:p>
          </table:table-cell>
          <table:table-cell table:style-name="ce6" office:value-type="float" office:value="1.92164341593894" calcext:value-type="float">
            <text:p>1.92164341593894</text:p>
          </table:table-cell>
          <table:table-cell table:style-name="ce6" office:value-type="float" office:value="1.4370245139476" calcext:value-type="float">
            <text:p>1.4370245139476</text:p>
          </table:table-cell>
          <table:table-cell table:style-name="ce6" office:value-type="float" office:value="2.00000000000002" calcext:value-type="float">
            <text:p>2.00000000000002</text:p>
          </table:table-cell>
          <table:table-cell table:style-name="ce6" office:value-type="float" office:value="1.59313725490194" calcext:value-type="float">
            <text:p>1.5931372549019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6" office:value-type="float" office:value="3.41626794258375" calcext:value-type="float">
            <text:p>3.41626794258375</text:p>
          </table:table-cell>
          <table:table-cell table:style-name="ce6" office:value-type="float" office:value="1.30470991024336" calcext:value-type="float">
            <text:p>1.30470991024336</text:p>
          </table:table-cell>
          <table:table-cell table:style-name="ce6" office:value-type="float" office:value="2.31092436974789" calcext:value-type="float">
            <text:p>2.31092436974789</text:p>
          </table:table-cell>
          <table:table-cell table:style-name="ce6" office:value-type="float" office:value="2.75868226051246" calcext:value-type="float">
            <text:p>2.75868226051246</text:p>
          </table:table-cell>
          <table:table-cell table:style-name="ce6" office:value-type="float" office:value="2.39791485664639" calcext:value-type="float">
            <text:p>2.39791485664639</text:p>
          </table:table-cell>
          <table:table-cell table:style-name="ce6" office:value-type="float" office:value="0.789071780078061" calcext:value-type="float">
            <text:p>0.789071780078061</text:p>
          </table:table-cell>
          <table:table-cell table:style-name="ce6" office:value-type="float" office:value="0.564020540449518" calcext:value-type="float">
            <text:p>0.564020540449518</text:p>
          </table:table-cell>
          <table:table-cell table:style-name="ce6" office:value-type="float" office:value="0.452034153691623" calcext:value-type="float">
            <text:p>0.452034153691623</text:p>
          </table:table-cell>
          <table:table-cell table:style-name="ce6" office:value-type="float" office:value="0.249999999999997" calcext:value-type="float">
            <text:p>0.249999999999997</text:p>
          </table:table-cell>
          <table:table-cell table:style-name="ce6" office:value-type="float" office:value="1.14713216957606" calcext:value-type="float">
            <text:p>1.147132169576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6" office:value-type="float" office:value="4.06595355358378" calcext:value-type="float">
            <text:p>4.06595355358378</text:p>
          </table:table-cell>
          <table:table-cell table:style-name="ce6" office:value-type="float" office:value="-0.000000917360403259616" calcext:value-type="float">
            <text:p>-9.17360403259616E-07</text:p>
          </table:table-cell>
          <table:table-cell table:style-name="ce6" office:value-type="float" office:value="1.1841352315465" calcext:value-type="float">
            <text:p>1.1841352315465</text:p>
          </table:table-cell>
          <table:table-cell table:style-name="ce6" office:value-type="float" office:value="3.41680754255211" calcext:value-type="float">
            <text:p>3.41680754255211</text:p>
          </table:table-cell>
          <table:table-cell table:style-name="ce6" office:value-type="float" office:value="2.80833622561575" calcext:value-type="float">
            <text:p>2.80833622561575</text:p>
          </table:table-cell>
          <table:table-cell table:style-name="ce6" office:value-type="float" office:value="1.47828615688804" calcext:value-type="float">
            <text:p>1.47828615688804</text:p>
          </table:table-cell>
          <table:table-cell table:style-name="ce6" office:value-type="float" office:value="1.04119621178439" calcext:value-type="float">
            <text:p>1.04119621178439</text:p>
          </table:table-cell>
          <table:table-cell table:style-name="ce6" office:value-type="float" office:value="-0.207928839905218" calcext:value-type="float">
            <text:p>-0.207928839905218</text:p>
          </table:table-cell>
          <table:table-cell table:style-name="ce6" office:value-type="float" office:value="0.356684500891696" calcext:value-type="float">
            <text:p>0.356684500891696</text:p>
          </table:table-cell>
          <table:table-cell table:style-name="ce6" office:value-type="float" office:value="0.754015047084413" calcext:value-type="float">
            <text:p>0.7540150470844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6" office:value-type="float" office:value="2.81286194914787" calcext:value-type="float">
            <text:p>2.81286194914787</text:p>
          </table:table-cell>
          <table:table-cell table:style-name="ce6" office:value-type="float" office:value="0.0876204781574529" calcext:value-type="float">
            <text:p>0.087620478157453</text:p>
          </table:table-cell>
          <table:table-cell table:style-name="ce6" office:value-type="float" office:value="1.53112270420924" calcext:value-type="float">
            <text:p>1.53112270420924</text:p>
          </table:table-cell>
          <table:table-cell table:style-name="ce6" office:value-type="float" office:value="2.11159795174997" calcext:value-type="float">
            <text:p>2.11159795174997</text:p>
          </table:table-cell>
          <table:table-cell table:style-name="ce6" office:value-type="float" office:value="1.95419531613507" calcext:value-type="float">
            <text:p>1.95419531613507</text:p>
          </table:table-cell>
          <table:table-cell table:style-name="ce6" office:value-type="float" office:value="0.863715497861826" calcext:value-type="float">
            <text:p>0.863715497861826</text:p>
          </table:table-cell>
          <table:table-cell table:style-name="ce6" office:value-type="float" office:value="0.507758822937957" calcext:value-type="float">
            <text:p>0.507758822937957</text:p>
          </table:table-cell>
          <table:table-cell table:style-name="ce6" office:value-type="float" office:value="0.0375143805125363" calcext:value-type="float">
            <text:p>0.037514380512536</text:p>
          </table:table-cell>
          <table:table-cell table:style-name="ce6" office:value-type="float" office:value="0.183334861123848" calcext:value-type="float">
            <text:p>0.183334861123848</text:p>
          </table:table-cell>
          <table:table-cell table:style-name="ce6" office:value-type="float" office:value="1.03228275064674" calcext:value-type="float">
            <text:p>1.0322827506467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6" office:value-type="float" office:value="2.62838174873985" calcext:value-type="float">
            <text:p>2.62838174873985</text:p>
          </table:table-cell>
          <table:table-cell table:style-name="ce6" office:value-type="float" office:value="0.31273762987172" calcext:value-type="float">
            <text:p>0.31273762987172</text:p>
          </table:table-cell>
          <table:table-cell table:style-name="ce6" office:value-type="float" office:value="1.10380916115812" calcext:value-type="float">
            <text:p>1.10380916115812</text:p>
          </table:table-cell>
          <table:table-cell table:style-name="ce6" office:value-type="float" office:value="2.07517452479837" calcext:value-type="float">
            <text:p>2.07517452479837</text:p>
          </table:table-cell>
          <table:table-cell table:style-name="ce6" office:value-type="float" office:value="2.0084909216701" calcext:value-type="float">
            <text:p>2.0084909216701</text:p>
          </table:table-cell>
          <table:table-cell table:style-name="ce6" office:value-type="float" office:value="1.5047209800535" calcext:value-type="float">
            <text:p>1.5047209800535</text:p>
          </table:table-cell>
          <table:table-cell table:style-name="ce6" office:value-type="float" office:value="0.906797948515676" calcext:value-type="float">
            <text:p>0.906797948515676</text:p>
          </table:table-cell>
          <table:table-cell table:style-name="ce6" office:value-type="float" office:value="0.51442053951781" calcext:value-type="float">
            <text:p>0.51442053951781</text:p>
          </table:table-cell>
          <table:table-cell table:style-name="ce6" office:value-type="float" office:value="0.49174862477081" calcext:value-type="float">
            <text:p>0.49174862477081</text:p>
          </table:table-cell>
          <table:table-cell table:style-name="ce6" office:value-type="float" office:value="1.50949655801608" calcext:value-type="float">
            <text:p>1.509496558016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6" office:value-type="float" office:value="8.34926704907584" calcext:value-type="float">
            <text:p>8.34926704907584</text:p>
          </table:table-cell>
          <table:table-cell table:style-name="ce6" office:value-type="float" office:value="10.8823529411765" calcext:value-type="float">
            <text:p>10.8823529411765</text:p>
          </table:table-cell>
          <table:table-cell table:style-name="ce6" office:value-type="float" office:value="11.9893899204244" calcext:value-type="float">
            <text:p>11.9893899204244</text:p>
          </table:table-cell>
          <table:table-cell table:style-name="ce6" office:value-type="float" office:value="8.85836096636663" calcext:value-type="float">
            <text:p>8.85836096636663</text:p>
          </table:table-cell>
          <table:table-cell table:style-name="ce6" office:value-type="float" office:value="9.31244560487382" calcext:value-type="float">
            <text:p>9.31244560487382</text:p>
          </table:table-cell>
          <table:table-cell table:style-name="ce6" office:value-type="float" office:value="10.9076433121019" calcext:value-type="float">
            <text:p>10.9076433121019</text:p>
          </table:table-cell>
          <table:table-cell table:style-name="ce6" office:value-type="float" office:value="6.35319454414936" calcext:value-type="float">
            <text:p>6.35319454414936</text:p>
          </table:table-cell>
          <table:table-cell table:style-name="ce6" office:value-type="float" office:value="5.87242659466756" calcext:value-type="float">
            <text:p>5.87242659466756</text:p>
          </table:table-cell>
          <table:table-cell table:style-name="ce6" office:value-type="float" office:value="4.94102645839974" calcext:value-type="float">
            <text:p>4.94102645839974</text:p>
          </table:table-cell>
          <table:table-cell table:style-name="ce6" office:value-type="float" office:value="2.49088699878493" calcext:value-type="float">
            <text:p>2.490886998784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donesia</text:p>
          </table:table-cell>
          <table:table-cell table:style-name="ce6" office:value-type="float" office:value="10.2266645473148" calcext:value-type="float">
            <text:p>10.2266645473148</text:p>
          </table:table-cell>
          <table:table-cell table:style-name="ce6" office:value-type="float" office:value="4.38641555014729" calcext:value-type="float">
            <text:p>4.38641555014729</text:p>
          </table:table-cell>
          <table:table-cell table:style-name="ce6" office:value-type="float" office:value="5.1342040076793" calcext:value-type="float">
            <text:p>5.1342040076793</text:p>
          </table:table-cell>
          <table:table-cell table:style-name="ce6" office:value-type="float" office:value="5.3560477898215" calcext:value-type="float">
            <text:p>5.3560477898215</text:p>
          </table:table-cell>
          <table:table-cell table:style-name="ce6" office:value-type="float" office:value="4.27949999641976" calcext:value-type="float">
            <text:p>4.27949999641976</text:p>
          </table:table-cell>
          <table:table-cell table:style-name="ce6" office:value-type="float" office:value="6.41251330156414" calcext:value-type="float">
            <text:p>6.41251330156414</text:p>
          </table:table-cell>
          <table:table-cell table:style-name="ce6" office:value-type="float" office:value="6.39492540819922" calcext:value-type="float">
            <text:p>6.39492540819922</text:p>
          </table:table-cell>
          <table:table-cell table:style-name="ce6" office:value-type="float" office:value="6.36312113115614" calcext:value-type="float">
            <text:p>6.36312113115614</text:p>
          </table:table-cell>
          <table:table-cell table:style-name="ce6" office:value-type="float" office:value="3.5258051568793" calcext:value-type="float">
            <text:p>3.5258051568793</text:p>
          </table:table-cell>
          <table:table-cell table:style-name="ce6" office:value-type="float" office:value="3.80879806953163" calcext:value-type="float">
            <text:p>3.808798069531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6" office:value-type="float" office:value="4.06030495117353" calcext:value-type="float">
            <text:p>4.06030495117353</text:p>
          </table:table-cell>
          <table:table-cell table:style-name="ce6" office:value-type="float" office:value="-4.47810339150477" calcext:value-type="float">
            <text:p>-4.47810339150477</text:p>
          </table:table-cell>
          <table:table-cell table:style-name="ce6" office:value-type="float" office:value="-0.922095829024469" calcext:value-type="float">
            <text:p>-0.922095829024469</text:p>
          </table:table-cell>
          <table:table-cell table:style-name="ce6" office:value-type="float" office:value="2.5571888318692" calcext:value-type="float">
            <text:p>2.5571888318692</text:p>
          </table:table-cell>
          <table:table-cell table:style-name="ce6" office:value-type="float" office:value="1.69620897294545" calcext:value-type="float">
            <text:p>1.69620897294545</text:p>
          </table:table-cell>
          <table:table-cell table:style-name="ce6" office:value-type="float" office:value="0.508714869485436" calcext:value-type="float">
            <text:p>0.508714869485436</text:p>
          </table:table-cell>
          <table:table-cell table:style-name="ce6" office:value-type="float" office:value="0.182542316627949" calcext:value-type="float">
            <text:p>0.182542316627949</text:p>
          </table:table-cell>
          <table:table-cell table:style-name="ce6" office:value-type="float" office:value="-0.289879079012739" calcext:value-type="float">
            <text:p>-0.289879079012739</text:p>
          </table:table-cell>
          <table:table-cell table:style-name="ce6" office:value-type="float" office:value="0.00830633773569926" calcext:value-type="float">
            <text:p>0.008306337735699</text:p>
          </table:table-cell>
          <table:table-cell table:style-name="ce6" office:value-type="float" office:value="0.340531561461793" calcext:value-type="float">
            <text:p>0.3405315614617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6" office:value-type="float" office:value="3.34783258401023" calcext:value-type="float">
            <text:p>3.34783258401023</text:p>
          </table:table-cell>
          <table:table-cell table:style-name="ce6" office:value-type="float" office:value="0.774768131387384" calcext:value-type="float">
            <text:p>0.774768131387384</text:p>
          </table:table-cell>
          <table:table-cell table:style-name="ce6" office:value-type="float" office:value="1.52551602118248" calcext:value-type="float">
            <text:p>1.52551602118248</text:p>
          </table:table-cell>
          <table:table-cell table:style-name="ce6" office:value-type="float" office:value="2.78063272879324" calcext:value-type="float">
            <text:p>2.78063272879324</text:p>
          </table:table-cell>
          <table:table-cell table:style-name="ce6" office:value-type="float" office:value="3.04136333226773" calcext:value-type="float">
            <text:p>3.04136333226773</text:p>
          </table:table-cell>
          <table:table-cell table:style-name="ce6" office:value-type="float" office:value="1.21999342274305" calcext:value-type="float">
            <text:p>1.21999342274305</text:p>
          </table:table-cell>
          <table:table-cell table:style-name="ce6" office:value-type="float" office:value="0.241047429826773" calcext:value-type="float">
            <text:p>0.241047429826773</text:p>
          </table:table-cell>
          <table:table-cell table:style-name="ce6" office:value-type="float" office:value="0.0387903996579552" calcext:value-type="float">
            <text:p>0.038790399657955</text:p>
          </table:table-cell>
          <table:table-cell table:style-name="ce6" office:value-type="float" office:value="-0.0940166569157271" calcext:value-type="float">
            <text:p>-0.094016656915727</text:p>
          </table:table-cell>
          <table:table-cell table:style-name="ce6" office:value-type="float" office:value="1.22653316645808" calcext:value-type="float">
            <text:p>1.226533166458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6" office:value-type="float" office:value="1.38007886164923" calcext:value-type="float">
            <text:p>1.38007886164923</text:p>
          </table:table-cell>
          <table:table-cell table:style-name="ce6" office:value-type="float" office:value="-1.35283672951722" calcext:value-type="float">
            <text:p>-1.35283672951722</text:p>
          </table:table-cell>
          <table:table-cell table:style-name="ce6" office:value-type="float" office:value="-0.719979429159149" calcext:value-type="float">
            <text:p>-0.719979429159149</text:p>
          </table:table-cell>
          <table:table-cell table:style-name="ce6" office:value-type="float" office:value="-0.267633600966946" calcext:value-type="float">
            <text:p>-0.267633600966946</text:p>
          </table:table-cell>
          <table:table-cell table:style-name="ce6" office:value-type="float" office:value="-0.0519390581717368" calcext:value-type="float">
            <text:p>-0.051939058171737</text:p>
          </table:table-cell>
          <table:table-cell table:style-name="ce6" office:value-type="float" office:value="0.346440325653898" calcext:value-type="float">
            <text:p>0.346440325653898</text:p>
          </table:table-cell>
          <table:table-cell table:style-name="ce6" office:value-type="float" office:value="2.76195408251338" calcext:value-type="float">
            <text:p>2.76195408251338</text:p>
          </table:table-cell>
          <table:table-cell table:style-name="ce6" office:value-type="float" office:value="0.789517890139427" calcext:value-type="float">
            <text:p>0.789517890139427</text:p>
          </table:table-cell>
          <table:table-cell table:style-name="ce6" office:value-type="float" office:value="-0.116666666666671" calcext:value-type="float">
            <text:p>-0.116666666666671</text:p>
          </table:table-cell>
          <table:table-cell table:style-name="ce6" office:value-type="float" office:value="0.467211747038214" calcext:value-type="float">
            <text:p>0.4672117470382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rea, Republic of</text:p>
          </table:table-cell>
          <table:table-cell table:style-name="ce6" office:value-type="float" office:value="4.6737959569162" calcext:value-type="float">
            <text:p>4.6737959569162</text:p>
          </table:table-cell>
          <table:table-cell table:style-name="ce6" office:value-type="float" office:value="2.75668647737581" calcext:value-type="float">
            <text:p>2.75668647737581</text:p>
          </table:table-cell>
          <table:table-cell table:style-name="ce6" office:value-type="float" office:value="2.93918135927598" calcext:value-type="float">
            <text:p>2.93918135927598</text:p>
          </table:table-cell>
          <table:table-cell table:style-name="ce6" office:value-type="float" office:value="4.02584624959385" calcext:value-type="float">
            <text:p>4.02584624959385</text:p>
          </table:table-cell>
          <table:table-cell table:style-name="ce6" office:value-type="float" office:value="2.18722120847932" calcext:value-type="float">
            <text:p>2.18722120847932</text:p>
          </table:table-cell>
          <table:table-cell table:style-name="ce6" office:value-type="float" office:value="1.30137705753611" calcext:value-type="float">
            <text:p>1.30137705753611</text:p>
          </table:table-cell>
          <table:table-cell table:style-name="ce6" office:value-type="float" office:value="1.27471470205519" calcext:value-type="float">
            <text:p>1.27471470205519</text:p>
          </table:table-cell>
          <table:table-cell table:style-name="ce6" office:value-type="float" office:value="0.706208169859214" calcext:value-type="float">
            <text:p>0.706208169859214</text:p>
          </table:table-cell>
          <table:table-cell table:style-name="ce6" office:value-type="float" office:value="0.971674763956376" calcext:value-type="float">
            <text:p>0.971674763956376</text:p>
          </table:table-cell>
          <table:table-cell table:style-name="ce6" office:value-type="float" office:value="1.94445590723395" calcext:value-type="float">
            <text:p>1.9444559072339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6" office:value-type="float" office:value="3.40187963025566" calcext:value-type="float">
            <text:p>3.40187963025566</text:p>
          </table:table-cell>
          <table:table-cell table:style-name="ce6" office:value-type="float" office:value="0.368041997888919" calcext:value-type="float">
            <text:p>0.368041997888919</text:p>
          </table:table-cell>
          <table:table-cell table:style-name="ce6" office:value-type="float" office:value="2.27367911621542" calcext:value-type="float">
            <text:p>2.27367911621542</text:p>
          </table:table-cell>
          <table:table-cell table:style-name="ce6" office:value-type="float" office:value="3.4106834106834" calcext:value-type="float">
            <text:p>3.4106834106834</text:p>
          </table:table-cell>
          <table:table-cell table:style-name="ce6" office:value-type="float" office:value="2.66284165508017" calcext:value-type="float">
            <text:p>2.66284165508017</text:p>
          </table:table-cell>
          <table:table-cell table:style-name="ce6" office:value-type="float" office:value="1.73403963519166" calcext:value-type="float">
            <text:p>1.73403963519166</text:p>
          </table:table-cell>
          <table:table-cell table:style-name="ce6" office:value-type="float" office:value="0.628543985440705" calcext:value-type="float">
            <text:p>0.628543985440705</text:p>
          </table:table-cell>
          <table:table-cell table:style-name="ce6" office:value-type="float" office:value="0.4747431614378" calcext:value-type="float">
            <text:p>0.4747431614378</text:p>
          </table:table-cell>
          <table:table-cell table:style-name="ce6" office:value-type="float" office:value="0.290833333333306" calcext:value-type="float">
            <text:p>0.290833333333306</text:p>
          </table:table-cell>
          <table:table-cell table:style-name="ce6" office:value-type="float" office:value="1.73079959118897" calcext:value-type="float">
            <text:p>1.730799591188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xico</text:p>
          </table:table-cell>
          <table:table-cell table:style-name="ce6" office:value-type="float" office:value="5.12498274575897" calcext:value-type="float">
            <text:p>5.12498274575897</text:p>
          </table:table-cell>
          <table:table-cell table:style-name="ce6" office:value-type="float" office:value="5.29735584228859" calcext:value-type="float">
            <text:p>5.29735584228859</text:p>
          </table:table-cell>
          <table:table-cell table:style-name="ce6" office:value-type="float" office:value="4.15672722680176" calcext:value-type="float">
            <text:p>4.15672722680176</text:p>
          </table:table-cell>
          <table:table-cell table:style-name="ce6" office:value-type="float" office:value="3.40737824605736" calcext:value-type="float">
            <text:p>3.40737824605736</text:p>
          </table:table-cell>
          <table:table-cell table:style-name="ce6" office:value-type="float" office:value="4.11150981070293" calcext:value-type="float">
            <text:p>4.11150981070293</text:p>
          </table:table-cell>
          <table:table-cell table:style-name="ce6" office:value-type="float" office:value="3.80639069747207" calcext:value-type="float">
            <text:p>3.80639069747207</text:p>
          </table:table-cell>
          <table:table-cell table:style-name="ce6" office:value-type="float" office:value="4.01861608078673" calcext:value-type="float">
            <text:p>4.01861608078673</text:p>
          </table:table-cell>
          <table:table-cell table:style-name="ce6" office:value-type="float" office:value="2.7206406496403" calcext:value-type="float">
            <text:p>2.7206406496403</text:p>
          </table:table-cell>
          <table:table-cell table:style-name="ce6" office:value-type="float" office:value="2.82170784747653" calcext:value-type="float">
            <text:p>2.82170784747653</text:p>
          </table:table-cell>
          <table:table-cell table:style-name="ce6" office:value-type="float" office:value="6.04145724018992" calcext:value-type="float">
            <text:p>6.041457240189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6" office:value-type="float" office:value="2.48650198289454" calcext:value-type="float">
            <text:p>2.48650198289454</text:p>
          </table:table-cell>
          <table:table-cell table:style-name="ce6" office:value-type="float" office:value="1.18977687021549" calcext:value-type="float">
            <text:p>1.18977687021549</text:p>
          </table:table-cell>
          <table:table-cell table:style-name="ce6" office:value-type="float" office:value="1.27530569556686" calcext:value-type="float">
            <text:p>1.27530569556686</text:p>
          </table:table-cell>
          <table:table-cell table:style-name="ce6" office:value-type="float" office:value="2.3410701775137" calcext:value-type="float">
            <text:p>2.3410701775137</text:p>
          </table:table-cell>
          <table:table-cell table:style-name="ce6" office:value-type="float" office:value="2.45554765291609" calcext:value-type="float">
            <text:p>2.45554765291609</text:p>
          </table:table-cell>
          <table:table-cell table:style-name="ce6" office:value-type="float" office:value="2.50689852657884" calcext:value-type="float">
            <text:p>2.50689852657884</text:p>
          </table:table-cell>
          <table:table-cell table:style-name="ce6" office:value-type="float" office:value="0.976035079699661" calcext:value-type="float">
            <text:p>0.976035079699661</text:p>
          </table:table-cell>
          <table:table-cell table:style-name="ce6" office:value-type="float" office:value="0.600248147278775" calcext:value-type="float">
            <text:p>0.600248147278775</text:p>
          </table:table-cell>
          <table:table-cell table:style-name="ce6" office:value-type="float" office:value="0.316666666666663" calcext:value-type="float">
            <text:p>0.316666666666663</text:p>
          </table:table-cell>
          <table:table-cell table:style-name="ce6" office:value-type="float" office:value="1.3814587140721" calcext:value-type="float">
            <text:p>1.38145871407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6" office:value-type="float" office:value="3.75393081761006" calcext:value-type="float">
            <text:p>3.75393081761006</text:p>
          </table:table-cell>
          <table:table-cell table:style-name="ce6" office:value-type="float" office:value="2.19738586853571" calcext:value-type="float">
            <text:p>2.19738586853571</text:p>
          </table:table-cell>
          <table:table-cell table:style-name="ce6" office:value-type="float" office:value="2.41890639481001" calcext:value-type="float">
            <text:p>2.41890639481001</text:p>
          </table:table-cell>
          <table:table-cell table:style-name="ce6" office:value-type="float" office:value="1.28495158809159" calcext:value-type="float">
            <text:p>1.28495158809159</text:p>
          </table:table-cell>
          <table:table-cell table:style-name="ce6" office:value-type="float" office:value="0.696864111498241" calcext:value-type="float">
            <text:p>0.696864111498241</text:p>
          </table:table-cell>
          <table:table-cell table:style-name="ce6" office:value-type="float" office:value="2.12048620353119" calcext:value-type="float">
            <text:p>2.12048620353119</text:p>
          </table:table-cell>
          <table:table-cell table:style-name="ce6" office:value-type="float" office:value="2.0417028670721" calcext:value-type="float">
            <text:p>2.0417028670721</text:p>
          </table:table-cell>
          <table:table-cell table:style-name="ce6" office:value-type="float" office:value="2.17113665389528" calcext:value-type="float">
            <text:p>2.17113665389528</text:p>
          </table:table-cell>
          <table:table-cell table:style-name="ce6" office:value-type="float" office:value="3.55000000000002" calcext:value-type="float">
            <text:p>3.55000000000002</text:p>
          </table:table-cell>
          <table:table-cell table:style-name="ce6" office:value-type="float" office:value="1.87510059552548" calcext:value-type="float">
            <text:p>1.875100595525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6" office:value-type="float" office:value="4.1649719352477" calcext:value-type="float">
            <text:p>4.1649719352477</text:p>
          </table:table-cell>
          <table:table-cell table:style-name="ce6" office:value-type="float" office:value="3.79539242483406" calcext:value-type="float">
            <text:p>3.79539242483406</text:p>
          </table:table-cell>
          <table:table-cell table:style-name="ce6" office:value-type="float" office:value="2.58069370250546" calcext:value-type="float">
            <text:p>2.58069370250546</text:p>
          </table:table-cell>
          <table:table-cell table:style-name="ce6" office:value-type="float" office:value="4.23940149625935" calcext:value-type="float">
            <text:p>4.23940149625935</text:p>
          </table:table-cell>
          <table:table-cell table:style-name="ce6" office:value-type="float" office:value="3.56037151702788" calcext:value-type="float">
            <text:p>3.56037151702788</text:p>
          </table:table-cell>
          <table:table-cell table:style-name="ce6" office:value-type="float" office:value="0.99198260633235" calcext:value-type="float">
            <text:p>0.99198260633235</text:p>
          </table:table-cell>
          <table:table-cell table:style-name="ce6" office:value-type="float" office:value="0.0538213132400467" calcext:value-type="float">
            <text:p>0.053821313240047</text:p>
          </table:table-cell>
          <table:table-cell table:style-name="ce6" office:value-type="float" office:value="-0.874125874125849" calcext:value-type="float">
            <text:p>-0.874125874125849</text:p>
          </table:table-cell>
          <table:table-cell table:style-name="ce6" office:value-type="float" office:value="-0.664767331434023" calcext:value-type="float">
            <text:p>-0.664767331434023</text:p>
          </table:table-cell>
          <table:table-cell table:style-name="ce6" office:value-type="float" office:value="2.07593553673862" calcext:value-type="float">
            <text:p>2.0759355367386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ssian Federation</text:p>
          </table:table-cell>
          <table:table-cell table:style-name="ce6" office:value-type="float" office:value="14.1107677840442" calcext:value-type="float">
            <text:p>14.1107677840442</text:p>
          </table:table-cell>
          <table:table-cell table:style-name="ce6" office:value-type="float" office:value="11.6473295764118" calcext:value-type="float">
            <text:p>11.6473295764118</text:p>
          </table:table-cell>
          <table:table-cell table:style-name="ce6" office:value-type="float" office:value="6.8493923025503" calcext:value-type="float">
            <text:p>6.8493923025503</text:p>
          </table:table-cell>
          <table:table-cell table:style-name="ce6" office:value-type="float" office:value="8.44046485932559" calcext:value-type="float">
            <text:p>8.44046485932559</text:p>
          </table:table-cell>
          <table:table-cell table:style-name="ce6" office:value-type="float" office:value="5.0747430079915" calcext:value-type="float">
            <text:p>5.0747430079915</text:p>
          </table:table-cell>
          <table:table-cell table:style-name="ce6" office:value-type="float" office:value="6.75466833903486" calcext:value-type="float">
            <text:p>6.75466833903486</text:p>
          </table:table-cell>
          <table:table-cell table:style-name="ce6" office:value-type="float" office:value="7.8201697001385" calcext:value-type="float">
            <text:p>7.8201697001385</text:p>
          </table:table-cell>
          <table:table-cell table:style-name="ce6" office:value-type="float" office:value="15.5343959935701" calcext:value-type="float">
            <text:p>15.5343959935701</text:p>
          </table:table-cell>
          <table:table-cell table:style-name="ce6" office:value-type="float" office:value="7.0424372541371" calcext:value-type="float">
            <text:p>7.0424372541371</text:p>
          </table:table-cell>
          <table:table-cell table:style-name="ce6" office:value-type="float" office:value="3.68333072334493" calcext:value-type="float">
            <text:p>3.683330723344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udi Arabia</text:p>
          </table:table-cell>
          <table:table-cell table:style-name="ce6" office:value-type="float" office:value="9.87024816760266" calcext:value-type="float">
            <text:p>9.87024816760266</text:p>
          </table:table-cell>
          <table:table-cell table:style-name="ce6" office:value-type="float" office:value="5.05722276148331" calcext:value-type="float">
            <text:p>5.05722276148331</text:p>
          </table:table-cell>
          <table:table-cell table:style-name="ce6" office:value-type="float" office:value="5.33941733020907" calcext:value-type="float">
            <text:p>5.33941733020907</text:p>
          </table:table-cell>
          <table:table-cell table:style-name="ce6" office:value-type="float" office:value="5.82621637394041" calcext:value-type="float">
            <text:p>5.82621637394041</text:p>
          </table:table-cell>
          <table:table-cell table:style-name="ce6" office:value-type="float" office:value="2.86627029905049" calcext:value-type="float">
            <text:p>2.86627029905049</text:p>
          </table:table-cell>
          <table:table-cell table:style-name="ce6" office:value-type="float" office:value="3.51104209799863" calcext:value-type="float">
            <text:p>3.51104209799863</text:p>
          </table:table-cell>
          <table:table-cell table:style-name="ce6" office:value-type="float" office:value="2.24185348779065" calcext:value-type="float">
            <text:p>2.24185348779065</text:p>
          </table:table-cell>
          <table:table-cell table:style-name="ce6" office:value-type="float" office:value="1.2226931855233" calcext:value-type="float">
            <text:p>1.2226931855233</text:p>
          </table:table-cell>
          <table:table-cell table:style-name="ce6" office:value-type="float" office:value="2.05347076823966" calcext:value-type="float">
            <text:p>2.05347076823966</text:p>
          </table:table-cell>
          <table:table-cell table:style-name="ce6" office:value-type="float" office:value="-0.834845735027231" calcext:value-type="float">
            <text:p>-0.83484573502723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table:style-name="ce6" office:value-type="float" office:value="6.62799724626855" calcext:value-type="float">
            <text:p>6.62799724626855</text:p>
          </table:table-cell>
          <table:table-cell table:style-name="ce6" office:value-type="float" office:value="0.596873454585425" calcext:value-type="float">
            <text:p>0.596873454585425</text:p>
          </table:table-cell>
          <table:table-cell table:style-name="ce6" office:value-type="float" office:value="2.82327718641822" calcext:value-type="float">
            <text:p>2.82327718641822</text:p>
          </table:table-cell>
          <table:table-cell table:style-name="ce6" office:value-type="float" office:value="5.24791020820135" calcext:value-type="float">
            <text:p>5.24791020820135</text:p>
          </table:table-cell>
          <table:table-cell table:style-name="ce6" office:value-type="float" office:value="4.57595985196851" calcext:value-type="float">
            <text:p>4.57595985196851</text:p>
          </table:table-cell>
          <table:table-cell table:style-name="ce6" office:value-type="float" office:value="2.35860114594609" calcext:value-type="float">
            <text:p>2.35860114594609</text:p>
          </table:table-cell>
          <table:table-cell table:style-name="ce6" office:value-type="float" office:value="1.0249825282285" calcext:value-type="float">
            <text:p>1.0249825282285</text:p>
          </table:table-cell>
          <table:table-cell table:style-name="ce6" office:value-type="float" office:value="-0.522752485199641" calcext:value-type="float">
            <text:p>-0.522752485199641</text:p>
          </table:table-cell>
          <table:table-cell table:style-name="ce6" office:value-type="float" office:value="-0.532286132492606" calcext:value-type="float">
            <text:p>-0.532286132492606</text:p>
          </table:table-cell>
          <table:table-cell table:style-name="ce6" office:value-type="float" office:value="0.576324696043912" calcext:value-type="float">
            <text:p>0.5763246960439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table:style-name="ce6" office:value-type="float" office:value="10.055282028471" calcext:value-type="float">
            <text:p>10.055282028471</text:p>
          </table:table-cell>
          <table:table-cell table:style-name="ce6" office:value-type="float" office:value="7.26456214502708" calcext:value-type="float">
            <text:p>7.26456214502708</text:p>
          </table:table-cell>
          <table:table-cell table:style-name="ce6" office:value-type="float" office:value="4.0635389730329" calcext:value-type="float">
            <text:p>4.0635389730329</text:p>
          </table:table-cell>
          <table:table-cell table:style-name="ce6" office:value-type="float" office:value="5.01715773281268" calcext:value-type="float">
            <text:p>5.01715773281268</text:p>
          </table:table-cell>
          <table:table-cell table:style-name="ce6" office:value-type="float" office:value="5.72394366197183" calcext:value-type="float">
            <text:p>5.72394366197183</text:p>
          </table:table-cell>
          <table:table-cell table:style-name="ce6" office:value-type="float" office:value="5.77640413513801" calcext:value-type="float">
            <text:p>5.77640413513801</text:p>
          </table:table-cell>
          <table:table-cell table:style-name="ce6" office:value-type="float" office:value="6.13602015113351" calcext:value-type="float">
            <text:p>6.13602015113351</text:p>
          </table:table-cell>
          <table:table-cell table:style-name="ce6" office:value-type="float" office:value="4.50920827795706" calcext:value-type="float">
            <text:p>4.50920827795706</text:p>
          </table:table-cell>
          <table:table-cell table:style-name="ce6" office:value-type="float" office:value="6.59460441456991" calcext:value-type="float">
            <text:p>6.59460441456991</text:p>
          </table:table-cell>
          <table:table-cell table:style-name="ce6" office:value-type="float" office:value="5.18108223263743" calcext:value-type="float">
            <text:p>5.181082232637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6" office:value-type="float" office:value="4.07566076368221" calcext:value-type="float">
            <text:p>4.07566076368221</text:p>
          </table:table-cell>
          <table:table-cell table:style-name="ce6" office:value-type="float" office:value="-0.287996835001989" calcext:value-type="float">
            <text:p>-0.287996835001989</text:p>
          </table:table-cell>
          <table:table-cell table:style-name="ce6" office:value-type="float" office:value="1.79988133046941" calcext:value-type="float">
            <text:p>1.79988133046941</text:p>
          </table:table-cell>
          <table:table-cell table:style-name="ce6" office:value-type="float" office:value="3.19614641224106" calcext:value-type="float">
            <text:p>3.19614641224106</text:p>
          </table:table-cell>
          <table:table-cell table:style-name="ce6" office:value-type="float" office:value="2.44600018540708" calcext:value-type="float">
            <text:p>2.44600018540708</text:p>
          </table:table-cell>
          <table:table-cell table:style-name="ce6" office:value-type="float" office:value="1.40854629241729" calcext:value-type="float">
            <text:p>1.40854629241729</text:p>
          </table:table-cell>
          <table:table-cell table:style-name="ce6" office:value-type="float" office:value="-0.150870313497969" calcext:value-type="float">
            <text:p>-0.150870313497969</text:p>
          </table:table-cell>
          <table:table-cell table:style-name="ce6" office:value-type="float" office:value="-0.500461321406559" calcext:value-type="float">
            <text:p>-0.500461321406559</text:p>
          </table:table-cell>
          <table:table-cell table:style-name="ce6" office:value-type="float" office:value="-0.202671740806371" calcext:value-type="float">
            <text:p>-0.202671740806371</text:p>
          </table:table-cell>
          <table:table-cell table:style-name="ce6" office:value-type="float" office:value="1.95608333333334" calcext:value-type="float">
            <text:p>1.9560833333333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6" office:value-type="float" office:value="3.43704910602875" calcext:value-type="float">
            <text:p>3.43704910602875</text:p>
          </table:table-cell>
          <table:table-cell table:style-name="ce6" office:value-type="float" office:value="-0.494460544378046" calcext:value-type="float">
            <text:p>-0.494460544378046</text:p>
          </table:table-cell>
          <table:table-cell table:style-name="ce6" office:value-type="float" office:value="1.15798802715629" calcext:value-type="float">
            <text:p>1.15798802715629</text:p>
          </table:table-cell>
          <table:table-cell table:style-name="ce6" office:value-type="float" office:value="2.96115073822139" calcext:value-type="float">
            <text:p>2.96115073822139</text:p>
          </table:table-cell>
          <table:table-cell table:style-name="ce6" office:value-type="float" office:value="0.8883775069237" calcext:value-type="float">
            <text:p>0.8883775069237</text:p>
          </table:table-cell>
          <table:table-cell table:style-name="ce6" office:value-type="float" office:value="-0.0442929701486557" calcext:value-type="float">
            <text:p>-0.044292970148656</text:p>
          </table:table-cell>
          <table:table-cell table:style-name="ce6" office:value-type="float" office:value="-0.17963849411465" calcext:value-type="float">
            <text:p>-0.17963849411465</text:p>
          </table:table-cell>
          <table:table-cell table:style-name="ce6" office:value-type="float" office:value="-0.0467847449832651" calcext:value-type="float">
            <text:p>-0.046784744983265</text:p>
          </table:table-cell>
          <table:table-cell table:style-name="ce6" office:value-type="float" office:value="0.984269244577978" calcext:value-type="float">
            <text:p>0.984269244577978</text:p>
          </table:table-cell>
          <table:table-cell table:style-name="ce6" office:value-type="float" office:value="1.79449904665596" calcext:value-type="float">
            <text:p>1.794499046655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6" office:value-type="float" office:value="2.42604804028587" calcext:value-type="float">
            <text:p>2.42604804028587</text:p>
          </table:table-cell>
          <table:table-cell table:style-name="ce6" office:value-type="float" office:value="-0.480467933987869" calcext:value-type="float">
            <text:p>-0.480467933987869</text:p>
          </table:table-cell>
          <table:table-cell table:style-name="ce6" office:value-type="float" office:value="0.688233448733407" calcext:value-type="float">
            <text:p>0.688233448733407</text:p>
          </table:table-cell>
          <table:table-cell table:style-name="ce6" office:value-type="float" office:value="0.231336576913037" calcext:value-type="float">
            <text:p>0.231336576913037</text:p>
          </table:table-cell>
          <table:table-cell table:style-name="ce6" office:value-type="float" office:value="-0.692545841930371" calcext:value-type="float">
            <text:p>-0.692545841930371</text:p>
          </table:table-cell>
          <table:table-cell table:style-name="ce6" office:value-type="float" office:value="-0.21730851764762" calcext:value-type="float">
            <text:p>-0.21730851764762</text:p>
          </table:table-cell>
          <table:table-cell table:style-name="ce6" office:value-type="float" office:value="-0.0132291602454955" calcext:value-type="float">
            <text:p>-0.013229160245496</text:p>
          </table:table-cell>
          <table:table-cell table:style-name="ce6" office:value-type="float" office:value="-1.14390064437645" calcext:value-type="float">
            <text:p>-1.14390064437645</text:p>
          </table:table-cell>
          <table:table-cell table:style-name="ce6" office:value-type="float" office:value="-0.434607638542948" calcext:value-type="float">
            <text:p>-0.434607638542948</text:p>
          </table:table-cell>
          <table:table-cell table:style-name="ce6" office:value-type="float" office:value="0.533795988132759" calcext:value-type="float">
            <text:p>0.53379598813275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style-name="ce6" office:value-type="float" office:value="10.4441283764885" calcext:value-type="float">
            <text:p>10.4441283764885</text:p>
          </table:table-cell>
          <table:table-cell table:style-name="ce6" office:value-type="float" office:value="6.25097663090625" calcext:value-type="float">
            <text:p>6.25097663090625</text:p>
          </table:table-cell>
          <table:table-cell table:style-name="ce6" office:value-type="float" office:value="8.56644420552977" calcext:value-type="float">
            <text:p>8.56644420552977</text:p>
          </table:table-cell>
          <table:table-cell table:style-name="ce6" office:value-type="float" office:value="6.47187967115097" calcext:value-type="float">
            <text:p>6.47187967115097</text:p>
          </table:table-cell>
          <table:table-cell table:style-name="ce6" office:value-type="float" office:value="8.89156996512164" calcext:value-type="float">
            <text:p>8.89156996512164</text:p>
          </table:table-cell>
          <table:table-cell table:style-name="ce6" office:value-type="float" office:value="7.49309030547697" calcext:value-type="float">
            <text:p>7.49309030547697</text:p>
          </table:table-cell>
          <table:table-cell table:style-name="ce6" office:value-type="float" office:value="8.85457271364318" calcext:value-type="float">
            <text:p>8.85457271364318</text:p>
          </table:table-cell>
          <table:table-cell table:style-name="ce6" office:value-type="float" office:value="7.6708536484588" calcext:value-type="float">
            <text:p>7.6708536484588</text:p>
          </table:table-cell>
          <table:table-cell table:style-name="ce6" office:value-type="float" office:value="7.77513415328334" calcext:value-type="float">
            <text:p>7.77513415328334</text:p>
          </table:table-cell>
          <table:table-cell table:style-name="ce6" office:value-type="float" office:value="11.1443110840764" calcext:value-type="float">
            <text:p>11.14431108407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style-name="ce6" office:value-type="float" office:value="3.52140856342537" calcext:value-type="float">
            <text:p>3.52140856342537</text:p>
          </table:table-cell>
          <table:table-cell table:style-name="ce6" office:value-type="float" office:value="1.96173173560107" calcext:value-type="float">
            <text:p>1.96173173560107</text:p>
          </table:table-cell>
          <table:table-cell table:style-name="ce6" office:value-type="float" office:value="2.49265472467065" calcext:value-type="float">
            <text:p>2.49265472467065</text:p>
          </table:table-cell>
          <table:table-cell table:style-name="ce6" office:value-type="float" office:value="3.85611244682819" calcext:value-type="float">
            <text:p>3.85611244682819</text:p>
          </table:table-cell>
          <table:table-cell table:style-name="ce6" office:value-type="float" office:value="2.57323479654528" calcext:value-type="float">
            <text:p>2.57323479654528</text:p>
          </table:table-cell>
          <table:table-cell table:style-name="ce6" office:value-type="float" office:value="2.29166666666666" calcext:value-type="float">
            <text:p>2.29166666666666</text:p>
          </table:table-cell>
          <table:table-cell table:style-name="ce6" office:value-type="float" office:value="1.45112016293279" calcext:value-type="float">
            <text:p>1.45112016293279</text:p>
          </table:table-cell>
          <table:table-cell table:style-name="ce6" office:value-type="float" office:value="0.368046842325369" calcext:value-type="float">
            <text:p>0.368046842325369</text:p>
          </table:table-cell>
          <table:table-cell table:style-name="ce6" office:value-type="float" office:value="1.00841736811403" calcext:value-type="float">
            <text:p>1.00841736811403</text:p>
          </table:table-cell>
          <table:table-cell table:style-name="ce6" office:value-type="float" office:value="2.55775577557754" calcext:value-type="float">
            <text:p>2.5577557755775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ited States</text:p>
          </table:table-cell>
          <table:table-cell table:style-name="ce6" office:value-type="float" office:value="3.83910029665101" calcext:value-type="float">
            <text:p>3.83910029665101</text:p>
          </table:table-cell>
          <table:table-cell table:style-name="ce6" office:value-type="float" office:value="-0.35554626629975" calcext:value-type="float">
            <text:p>-0.35554626629975</text:p>
          </table:table-cell>
          <table:table-cell table:style-name="ce6" office:value-type="float" office:value="1.64004344238989" calcext:value-type="float">
            <text:p>1.64004344238989</text:p>
          </table:table-cell>
          <table:table-cell table:style-name="ce6" office:value-type="float" office:value="3.15684156862206" calcext:value-type="float">
            <text:p>3.15684156862206</text:p>
          </table:table-cell>
          <table:table-cell table:style-name="ce6" office:value-type="float" office:value="2.06933726526059" calcext:value-type="float">
            <text:p>2.06933726526059</text:p>
          </table:table-cell>
          <table:table-cell table:style-name="ce6" office:value-type="float" office:value="1.46483265562714" calcext:value-type="float">
            <text:p>1.46483265562714</text:p>
          </table:table-cell>
          <table:table-cell table:style-name="ce6" office:value-type="float" office:value="1.62222297740821" calcext:value-type="float">
            <text:p>1.62222297740821</text:p>
          </table:table-cell>
          <table:table-cell table:style-name="ce6" office:value-type="float" office:value="0.118627135552435" calcext:value-type="float">
            <text:p>0.118627135552435</text:p>
          </table:table-cell>
          <table:table-cell table:style-name="ce6" office:value-type="float" office:value="1.26158320570537" calcext:value-type="float">
            <text:p>1.26158320570537</text:p>
          </table:table-cell>
          <table:table-cell table:style-name="ce6" office:value-type="float" office:value="2.13011000365963" calcext:value-type="float">
            <text:p>2.130110003659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20</text:p>
          </table:table-cell>
          <table:table-cell table:style-name="ce6" office:value-type="float" office:value="4.97199191561959" calcext:value-type="float">
            <text:p>4.97199191561959</text:p>
          </table:table-cell>
          <table:table-cell table:style-name="ce6" office:value-type="float" office:value="2.04888808970545" calcext:value-type="float">
            <text:p>2.04888808970545</text:p>
          </table:table-cell>
          <table:table-cell table:style-name="ce6" office:value-type="float" office:value="3.32091520151826" calcext:value-type="float">
            <text:p>3.32091520151826</text:p>
          </table:table-cell>
          <table:table-cell table:style-name="ce6" office:value-type="float" office:value="4.1819400022886" calcext:value-type="float">
            <text:p>4.1819400022886</text:p>
          </table:table-cell>
          <table:table-cell table:style-name="ce6" office:value-type="float" office:value="3.26311252664282" calcext:value-type="float">
            <text:p>3.26311252664282</text:p>
          </table:table-cell>
          <table:table-cell table:style-name="ce6" office:value-type="float" office:value="3.15551292677056" calcext:value-type="float">
            <text:p>3.15551292677056</text:p>
          </table:table-cell>
          <table:table-cell table:style-name="ce6" office:value-type="float" office:value="2.7657855894776" calcext:value-type="float">
            <text:p>2.7657855894776</text:p>
          </table:table-cell>
          <table:table-cell table:style-name="ce6" office:value-type="float" office:value="2.34878960800824" calcext:value-type="float">
            <text:p>2.34878960800824</text:p>
          </table:table-cell>
          <table:table-cell table:style-name="ce6" office:value-type="float" office:value="2.24020613069703" calcext:value-type="float">
            <text:p>2.24020613069703</text:p>
          </table:table-cell>
          <table:table-cell table:style-name="ce6" office:value-type="float" office:value="2.32299835151967" calcext:value-type="float">
            <text:p>2.32299835151967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4:10:23.260231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3:34:12.757504317</meta:creation-date>
    <dc:date>2019-08-17T14:13:17.513999434</dc:date>
    <meta:editing-duration>PT9M21S</meta:editing-duration>
    <meta:editing-cycles>3</meta:editing-cycles>
    <meta:generator>LibreOffice/6.0.7.3$Linux_X86_64 LibreOffice_project/00m0$Build-3</meta:generator>
    <meta:document-statistic meta:table-count="1" meta:cell-count="374" meta:object-count="0"/>
  </office:meta>
</office:document-meta>
</file>